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fef" officeooo:paragraph-rsid="0013bfef"/>
    </style:style>
    <style:style style:name="P2" style:family="paragraph" style:parent-style-name="Standard">
      <style:text-properties officeooo:rsid="0013bfef" officeooo:paragraph-rsid="0013bfe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13bfef" officeooo:paragraph-rsid="0013bfef" fo:background-color="#1f1f1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officeooo:rsid="0013bfef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iagramme UML des cas d'utilisation</text:h>
      <text:h text:style-name="Heading_20_3" text:outline-level="3">Acteurs principaux :</text:h>
      <text:list text:style-name="L1">
        <text:list-item>
          <text:p text:style-name="P6"><text:span text:style-name="Strong_20_Emphasis">Client</text:span> : Particulier ou professionnel, il peut consulter le catalogue, gérer son panier et passer commande.</text:p>
        </text:list-item>
        <text:list-item>
          <text:p text:style-name="P6"><text:span text:style-name="Strong_20_Emphasis">Commercial</text:span> : Gère les relations avec les clients professionnels et ajuste les coefficients de vente.</text:p>
        </text:list-item>
        <text:list-item>
          <text:p text:style-name="P6"><text:span text:style-name="Strong_20_Emphasis">Gestionnaire de produits</text:span> : Met à jour le catalogue et gère les stocks.</text:p>
        </text:list-item>
        <text:list-item>
          <text:p text:style-name="P6"><text:span text:style-name="Strong_20_Emphasis">Système de paiement</text:span> : Interface de paiement utilisée pour valider les transactions.</text:p>
        </text:list-item>
      </text:list>
      <text:h text:style-name="Heading_20_3" text:outline-level="3">Cas d'utilisation :</text:h>
      <text:list text:style-name="L2">
        <text:list-item>
          <text:p text:style-name="P7"><text:span text:style-name="Strong_20_Emphasis">Consultation du catalogue</text:span></text:p>
          <text:list>
            <text:list-item>
              <text:p text:style-name="P7">Parcourir les rubriques et sous-rubriques</text:p>
            </text:list-item>
            <text:list-item>
              <text:p text:style-name="P7">Visualiser les détails d’un produit</text:p>
            </text:list-item>
          </text:list>
        </text:list-item>
        <text:list-item>
          <text:p text:style-name="P7"><text:span text:style-name="Strong_20_Emphasis">Gestion du panier</text:span></text:p>
          <text:list>
            <text:list-item>
              <text:p text:style-name="P7">Ajouter un produit au panier</text:p>
            </text:list-item>
            <text:list-item>
              <text:p text:style-name="P7">Modifier la quantité d’un produit</text:p>
            </text:list-item>
            <text:list-item>
              <text:p text:style-name="P7">Supprimer un produit du panier</text:p>
            </text:list-item>
          </text:list>
        </text:list-item>
        <text:list-item>
          <text:p text:style-name="P7"><text:span text:style-name="Strong_20_Emphasis">Commande et paiement</text:span></text:p>
          <text:list>
            <text:list-item>
              <text:p text:style-name="P7">Connexion du client</text:p>
            </text:list-item>
            <text:list-item>
              <text:p text:style-name="P7">Validation des adresses (livraison et facturation)</text:p>
            </text:list-item>
            <text:list-item>
              <text:p text:style-name="P7">Choix du mode de paiement</text:p>
            </text:list-item>
            <text:list-item>
              <text:p text:style-name="P7">Validation du paiement</text:p>
            </text:list-item>
            <text:list-item>
              <text:p text:style-name="P7">Confirmation de commande</text:p>
            </text:list-item>
          </text:list>
        </text:list-item>
        <text:list-item>
          <text:p text:style-name="P7"><text:span text:style-name="Strong_20_Emphasis">Gestion des commandes</text:span></text:p>
          <text:list>
            <text:list-item>
              <text:p text:style-name="P7">Visualisation des commandes passées</text:p>
            </text:list-item>
            <text:list-item>
              <text:p text:style-name="P7">Suivi du statut de la commande</text:p>
            </text:list-item>
          </text:list>
        </text:list-item>
        <text:list-item>
          <text:p text:style-name="P7"><text:span text:style-name="Strong_20_Emphasis">Administration</text:span></text:p>
          <text:list>
            <text:list-item>
              <text:p text:style-name="P7">Ajout/modification/suppression de produits</text:p>
            </text:list-item>
            <text:list-item>
              <text:p text:style-name="P7">Gestion des clients et commerciaux</text:p>
            </text:list-item>
            <text:list-item>
              <text:p text:style-name="P7">Gestion des commandes et factures</text:p>
            </text:list-item>
          </text:list>
        </text:list-item>
      </text:list>
      <text:p text:style-name="Horizontal_20_Line"/>
      <text:h text:style-name="Heading_20_2" text:outline-level="2"><text:soft-page-break/>Description détaillée du cas d'utilisation "Création d'une commande"</text:h>
      <text:h text:style-name="Heading_20_3" text:outline-level="3"><text:span text:style-name="Strong_20_Emphasis">Flux principal</text:span> :</text:h>
      <text:list text:style-name="L3">
        <text:list-item>
          <text:p text:style-name="P8">Le client (connecté ou non) navigue sur le site et ajoute des produits à son panier.</text:p>
        </text:list-item>
        <text:list-item>
          <text:p text:style-name="P8">Une fois le panier complété, il clique sur "Valider le panier".</text:p>
        </text:list-item>
        <text:list-item>
          <text:p text:style-name="P8">Le système invite le client à se connecter ou à s'inscrire.</text:p>
        </text:list-item>
        <text:list-item>
          <text:p text:style-name="P8">Une fois connecté, le client choisit ou saisit son adresse de livraison et son adresse de facturation.</text:p>
        </text:list-item>
        <text:list-item>
          <text:p text:style-name="P8">Le client choisit son mode de paiement (CB, virement, chèque).</text:p>
        </text:list-item>
        <text:list-item>
          <text:p text:style-name="P8">Le système vérifie la disponibilité des produits en stock.</text:p>
        </text:list-item>
        <text:list-item>
          <text:p text:style-name="P8">Le client confirme la commande et procède au paiement.</text:p>
        </text:list-item>
        <text:list-item>
          <text:p text:style-name="P8">Le système enregistre la commande et génère une facture.</text:p>
        </text:list-item>
        <text:list-item>
          <text:p text:style-name="P8">Le client reçoit un email de confirmation.</text:p>
        </text:list-item>
      </text:list>
      <text:h text:style-name="Heading_20_3" text:outline-level="3"><text:span text:style-name="Strong_20_Emphasis">Flux alternatifs</text:span> :</text:h>
      <text:list text:style-name="L4">
        <text:list-item>
          <text:p text:style-name="P9"><text:span text:style-name="Strong_20_Emphasis">Stock insuffisant</text:span> : Le système informe le client que certains produits sont en rupture et propose des alternatives.</text:p>
        </text:list-item>
        <text:list-item>
          <text:p text:style-name="P9"><text:span text:style-name="Strong_20_Emphasis">Erreur de connexion</text:span> : Si le client entre des identifiants incorrects, un message d'erreur s'affiche et une option "Mot de passe oublié" est proposée.</text:p>
        </text:list-item>
        <text:list-item>
          <text:p text:style-name="P9"><text:span text:style-name="Strong_20_Emphasis">Échec du paiement</text:span> : Si le paiement échoue, le client est invité à réessayer avec un autre moyen de paiement.</text:p>
        </text:list-item>
        <text:list-item>
          <text:p text:style-name="P9"><text:span text:style-name="Strong_20_Emphasis">Adresse invalide</text:span> : Si l’adresse de livraison est incorrecte, le système demande une correction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@startuml</text:p>
      <text:p text:style-name="Standard"/>
      <text:p text:style-name="Standard">actor Client</text:p>
      <text:p text:style-name="Standard">actor Commercial</text:p>
      <text:p text:style-name="Standard">actor GestionnaireProduits</text:p>
      <text:p text:style-name="Standard">actor SystemePaiement</text:p>
      <text:p text:style-name="Standard"/>
      <text:p text:style-name="Standard">rectangle "Gestion du catalogue" {</text:p>
      <text:p text:style-name="Standard"><text:s text:c="2"/>Client --&gt; (Consulter le catalogue)</text:p>
      <text:p text:style-name="Standard"><text:s text:c="2"/>GestionnaireProduits --&gt; (Mettre à jour le catalogue)</text:p>
      <text:p text:style-name="Standard">}</text:p>
      <text:p text:style-name="Standard"/>
      <text:p text:style-name="Standard">rectangle "Gestion du panier" {</text:p>
      <text:p text:style-name="Standard"><text:s text:c="2"/>Client --&gt; (Ajouter un produit au panier)</text:p>
      <text:p text:style-name="Standard"><text:s text:c="2"/>Client --&gt; (Modifier la quantité d'un produit)</text:p>
      <text:p text:style-name="Standard"><text:s text:c="2"/>Client --&gt; (Supprimer un produit du panier)</text:p>
      <text:p text:style-name="Standard">}</text:p>
      <text:p text:style-name="Standard"/>
      <text:p text:style-name="Standard">rectangle "Processus de commande" {</text:p>
      <text:p text:style-name="Standard"><text:s text:c="2"/>Client --&gt; (Valider le panier)</text:p>
      <text:p text:style-name="Standard"><text:s text:c="2"/>Client --&gt; (Se connecter / S'inscrire)</text:p>
      <text:p text:style-name="Standard"><text:s text:c="2"/>Client --&gt; (Saisir les adresses de livraison et facturation)</text:p>
      <text:p text:style-name="Standard"><text:s text:c="2"/>Client --&gt; (Choisir le mode de paiement)</text:p>
      <text:p text:style-name="Standard"><text:s text:c="2"/>SystemePaiement --&gt; (Valider le paiement)</text:p>
      <text:p text:style-name="Standard"><text:s text:c="2"/>Client --&gt; (Confirmer la commande)</text:p>
      <text:p text:style-name="Standard">}</text:p>
      <text:p text:style-name="Standard"/>
      <text:p text:style-name="Standard">rectangle "Suivi et gestion" {</text:p>
      <text:p text:style-name="Standard"><text:s text:c="2"/>Client --&gt; (Suivre le statut de la commande)</text:p>
      <text:p text:style-name="Standard"><text:s text:c="2"/>Commercial --&gt; (Gérer les clients)</text:p>
      <text:p text:style-name="Standard"><text:s text:c="2"/>GestionnaireProduits --&gt; (Gérer les stocks)</text:p>
      <text:p text:style-name="Standard">}</text:p>
      <text:p text:style-name="Standard"/>
      <text:p text:style-name="Standard">@enduml</text:p>
      <text:p text:style-name="Standard"/>
      <text:p text:style-name="Standard">-- <text:span text:style-name="T1">UML diagrame sequence </text:span></text:p>
      <text:p text:style-name="Standard"/>
      <text:p text:style-name="P1">Simple :</text:p>
      <text:p text:style-name="Standard">@startuml</text:p>
      <text:p text:style-name="Standard"/>
      <text:p text:style-name="Standard">actor Client</text:p>
      <text:p text:style-name="Standard">participant "Système e-commerce" as Systeme</text:p>
      <text:p text:style-name="Standard">participant "Système de paiement" as Paiement</text:p>
      <text:p text:style-name="Standard"/>
      <text:p text:style-name="Standard">Client -&gt; Systeme : Ajouter des produits au panier</text:p>
      <text:p text:style-name="Standard">Client -&gt; Systeme : Valider le panier</text:p>
      <text:p text:style-name="Standard">Systeme -&gt; Client : Demande connexion</text:p>
      <text:p text:style-name="Standard">Client -&gt; Systeme : Connexion</text:p>
      <text:p text:style-name="Standard">Client -&gt; Systeme : Saisir adresses</text:p>
      <text:p text:style-name="Standard">Client -&gt; Systeme : Choisir paiement</text:p>
      <text:p text:style-name="Standard">Systeme -&gt; Paiement : Vérifier paiement</text:p>
      <text:p text:style-name="Standard">alt Paiement refusé</text:p>
      <text:p text:style-name="Standard"><text:soft-page-break/><text:s text:c="4"/>Systeme -&gt; Client : Échec, réessayer</text:p>
      <text:p text:style-name="Standard">else</text:p>
      <text:p text:style-name="Standard"><text:s text:c="4"/>Systeme -&gt; Client : Confirmation commande</text:p>
      <text:p text:style-name="Standard">end</text:p>
      <text:p text:style-name="Standard"/>
      <text:p text:style-name="Standard">@enduml</text:p>
      <text:p text:style-name="Standard"/>
      <text:p text:style-name="P1">Compliqué : </text:p>
      <text:p text:style-name="P1">@startuml</text:p>
      <text:p text:style-name="P1"/>
      <text:p text:style-name="P1">actor Client</text:p>
      <text:p text:style-name="P1">participant "Système e-commerce" as Systeme</text:p>
      <text:p text:style-name="P1">participant "Système de paiement" as Paiement</text:p>
      <text:p text:style-name="P1">participant "Gestion des stocks" as Stock</text:p>
      <text:p text:style-name="P1"/>
      <text:p text:style-name="P1">Client -&gt; Systeme : Naviguer et ajouter des produits au panier</text:p>
      <text:p text:style-name="P1">Client -&gt; Systeme : Valider le panier</text:p>
      <text:p text:style-name="P1">Systeme -&gt; Client : Demande de connexion/inscription</text:p>
      <text:p text:style-name="P1">Client -&gt; Systeme : Connexion ou inscription</text:p>
      <text:p text:style-name="P1">Systeme -&gt; Stock : Vérifier disponibilité des produits</text:p>
      <text:p text:style-name="P1">Stock --&gt; Systeme : Réponse disponibilité</text:p>
      <text:p text:style-name="P1">alt Stock insuffisant</text:p>
      <text:p text:style-name="P1"><text:s text:c="4"/>Systeme -&gt; Client : Informer de la rupture et proposer alternatives</text:p>
      <text:p text:style-name="P1">end</text:p>
      <text:p text:style-name="P1">Client -&gt; Systeme : Saisir adresses de livraison et facturation</text:p>
      <text:p text:style-name="P1">Client -&gt; Systeme : Choisir mode de paiement</text:p>
      <text:p text:style-name="P1">Systeme -&gt; Paiement : Demande de validation de paiement</text:p>
      <text:p text:style-name="P1">alt Paiement refusé</text:p>
      <text:p text:style-name="P1"><text:s text:c="4"/>Paiement -&gt; Systeme : Échec du paiement</text:p>
      <text:p text:style-name="P1"><text:s text:c="4"/>Systeme -&gt; Client : Inviter à réessayer</text:p>
      <text:p text:style-name="P1">else</text:p>
      <text:p text:style-name="P1"><text:s text:c="4"/>Paiement -&gt; Systeme : Paiement validé</text:p>
      <text:p text:style-name="P1"><text:s text:c="4"/>Systeme -&gt; Stock : Décrémenter stock</text:p>
      <text:p text:style-name="P1"><text:s text:c="4"/>Systeme -&gt; Client : Confirmation de commande</text:p>
      <text:p text:style-name="P1"><text:s text:c="4"/>Systeme -&gt; Client : Envoi email de confirmation</text:p>
      <text:p text:style-name="P1">end</text:p>
      <text:p text:style-name="P1"/>
      <text:p text:style-name="P1">@enduml</text:p>
      <text:p text:style-name="P1"/>
      <text:p text:style-name="P1">-----</text:p>
      <text:p text:style-name="P1"/>
      <text:p text:style-name="P1">@startuml</text:p>
      <text:p text:style-name="P1"/>
      <text:p text:style-name="P1">start</text:p>
      <text:p text:style-name="P1"/>
      <text:p text:style-name="P1">:Client navigue et ajoute des produits au panier;</text:p>
      <text:p text:style-name="P1">:Client valide le panier;</text:p>
      <text:p text:style-name="P1">if (Client est connecté ?) then (Non)</text:p>
      <text:p text:style-name="P1"><text:s text:c="4"/>:Demande de connexion/inscription;</text:p>
      <text:p text:style-name="P1"><text:s text:c="4"/>:Client se connecte ou s'inscrit;</text:p>
      <text:p text:style-name="P1">endif</text:p>
      <text:p text:style-name="P1"/>
      <text:p text:style-name="P1"><text:soft-page-break/>:Client saisit les adresses de livraison et facturation;</text:p>
      <text:p text:style-name="P1">:Client choisit le mode de paiement;</text:p>
      <text:p text:style-name="P1">:Systeme vérifie la disponibilité des produits;</text:p>
      <text:p text:style-name="P1">if (Stock insuffisant ?) then (Oui)</text:p>
      <text:p text:style-name="P1"><text:s text:c="4"/>:Informer le client et proposer des alternatives;</text:p>
      <text:p text:style-name="P1">endif</text:p>
      <text:p text:style-name="P1"/>
      <text:p text:style-name="P1">:Systeme demande validation du paiement;</text:p>
      <text:p text:style-name="P1">if (Paiement refusé ?) then (Oui)</text:p>
      <text:p text:style-name="P1"><text:s text:c="4"/>:Informer le client et demander un autre moyen de paiement;</text:p>
      <text:p text:style-name="P1">else</text:p>
      <text:p text:style-name="P1"><text:s text:c="4"/>:Paiement validé;</text:p>
      <text:p text:style-name="P1"><text:s text:c="4"/>:Stock mis à jour;</text:p>
      <text:p text:style-name="P1"><text:s text:c="4"/>:Commande confirmée;</text:p>
      <text:p text:style-name="P1"><text:s text:c="4"/>:Envoi email de confirmation;</text:p>
      <text:p text:style-name="P1">endif</text:p>
      <text:p text:style-name="P1"/>
      <text:p text:style-name="P1">stop</text:p>
      <text:p text:style-name="P1"/>
      <text:p text:style-name="P1">@enduml</text:p>
      <text:p text:style-name="P1"/>
      <text:p text:style-name="P1">---- </text:p>
      <text:p text:style-name="P1"/>
      <text:p text:style-name="P1">{% extends 'base.html.twig' %}</text:p>
      <text:p text:style-name="P1"/>
      <text:p text:style-name="P1">{% block title %}Hello AccueilController!{% endblock %}</text:p>
      <text:p text:style-name="P1"/>
      <text:p text:style-name="P1">{% block body %}</text:p>
      <text:p text:style-name="P1">&lt;style&gt;</text:p>
      <text:p text:style-name="P1"><text:s text:c="4"/>.example-wrapper { margin: 1em auto; max-width: 800px; width: 95%; font: 18px/1.5 sans-serif; }</text:p>
      <text:p text:style-name="P1"><text:s text:c="4"/>.example-wrapper code { background: #F5F5F5; padding: 2px 6px; }</text:p>
      <text:p text:style-name="P1">&lt;/style&gt;</text:p>
      <text:p text:style-name="P1"/>
      <text:p text:style-name="P1">&lt;div class="example-wrapper"&gt;</text:p>
      <text:p text:style-name="P1"><text:s text:c="4"/>&lt;h1&gt;Hello {{ controller_name }}! ✅&lt;/h1&gt;</text:p>
      <text:p text:style-name="P1"/>
      <text:p text:style-name="P1"><text:s text:c="4"/>This friendly message is coming from:</text:p>
      <text:p text:style-name="P1"><text:s text:c="4"/>&lt;ul&gt;</text:p>
      <text:p text:style-name="P1"><text:s text:c="8"/>&lt;li&gt;Your controller at &lt;code&gt;/home/anthony/Documents/CDA/VScode/symfony/src/Controller/AccueilController.php&lt;/code&gt;&lt;/li&gt;</text:p>
      <text:p text:style-name="P1"><text:s text:c="8"/>&lt;li&gt;Your template at &lt;code&gt;/home/anthony/Documents/CDA/VScode/symfony/templates/accueil/index.html.twig&lt;/code&gt;&lt;/li&gt;</text:p>
      <text:p text:style-name="P1"><text:s text:c="4"/>&lt;/ul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5"><text:soft-page-break/><text:span text:style-name="T2">controllers</text:span>:</text:p>
      <text:p text:style-name="P3"><text:span text:style-name="T2">resource</text:span>:</text:p>
      <text:p text:style-name="P3"><text:span text:style-name="T2">path</text:span>: <text:span text:style-name="T3">../src/Controller/</text:span></text:p>
      <text:p text:style-name="P3"><text:span text:style-name="T2">namespace</text:span>: <text:span text:style-name="T3">App\Controller</text:span></text:p>
      <text:p text:style-name="P3"><text:span text:style-name="T2">type</text:span>: <text:span text:style-name="T3">attribute</text:span>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5:12:52.804957173</meta:creation-date>
    <dc:date>2025-02-12T09:42:13.931730170</dc:date>
    <meta:editing-duration>P1DT15H49M5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6" meta:paragraph-count="166" meta:word-count="928" meta:character-count="6054" meta:non-whitespace-character-count="5205"/>
  </office:meta>
</office:document-meta>
</file>